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13"/>
        <table:table-column table:style-name="co8" table:default-cell-style-name="ce13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nglischer 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3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/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 office:value-type="string" calcext:value-type="string">
            <text:p>unwindwalk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/>
          <table:table-cell table:style-name="ce4" office:value-type="string" calcext:value-type="string">
            <text:p>Reinig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/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/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/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 table:number-columns-spanned="5" table:number-rows-spanned="1">
            <text:p>DAS ist ein Notknopf. Viel! Ab Rang 3 werden alle Verbündeten im Umkreis mit 50/60/70% Leben und Mana wiederbelebt (R3/R4/R5).</text:p>
          </table:table-cell>
          <table:covered-table-cell table:style-name="ce6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/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/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/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>
            <text:p>Andis Unsterblichkeit., Großer böser Vodoo.</text:p>
          </table:table-cell>
          <table:table-cell table:style-name="ce6" office:value-type="string" calcext:value-type="string">
            <text:p>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/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number-columns-repeated="3"/>
          <table:table-cell table:number-columns-repeated="1014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/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5"/>
          <table:table-cell table:style-name="ce34"/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/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/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/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/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Zauber</text:p>
          </table:table-cell>
          <table:table-cell table:style-name="ce6"/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/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/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/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/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/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/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/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/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/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/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/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 table:number-rows-repeated="2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26"/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6"/>
        </table:table-row>
        <table:table-row table:style-name="ro5">
          <table:table-cell table:number-columns-repeated="2"/>
          <table:table-cell table:style-name="ce4" table:number-columns-repeated="2"/>
          <table:table-cell table:style-name="ce36"/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27"/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7" table:number-columns-repeated="4"/>
          <table:table-cell table:style-name="ce37"/>
          <table:table-cell table:style-name="ce47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6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6"/>
          <table:table-cell table:number-columns-repeated="1016"/>
        </table:table-row>
        <table:table-row table:style-name="ro5" table:number-rows-repeated="3">
          <table:table-cell table:style-name="ce6"/>
          <table:table-cell/>
          <table:table-cell table:style-name="ce6" table:number-columns-repeated="5"/>
          <table:table-cell table:style-name="ce9"/>
          <table:table-cell table:number-columns-repeated="1016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 table:number-columns-repeated="2"/>
          <table:table-cell table:style-name="ce49" table:number-columns-repeated="2"/>
          <table:table-cell table:style-name="ce57"/>
          <table:table-cell table:style-name="ce60" table:number-columns-repeated="1016"/>
        </table:table-row>
        <table:table-row table:style-name="ro5">
          <table:table-cell table:number-columns-repeated="4"/>
          <table:table-cell table:style-name="ce16"/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2"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/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/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/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6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/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/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11"/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/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/>
          <table:covered-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/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5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/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/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/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/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/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/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/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Poisoned Arrows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e</text:p>
          </table:table-cell>
          <table:table-cell table:style-name="ce13" office:value-type="string" calcext:value-type="string">
            <text:p>Frozen Arrows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/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/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/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/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30" table:number-columns-repeated="5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/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 table:number-columns-repeated="2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31"/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/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/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/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/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/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/>
          <table:table-cell table:style-name="ce16" office:value-type="string" calcext:value-type="string">
            <text:p>Der Elementarmagier lähmt sein Ziel für X Sekunden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/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/Blaze</text:p>
          </table:table-cell>
          <table:table-cell/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/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Zehren</text:p>
          </table:table-cell>
          <table:table-cell/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/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/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5"/>
        </table:table-row>
        <table:table-row table:style-name="ro5">
          <table:table-cell table:style-name="ce18"/>
          <table:table-cell table:style-name="ce23"/>
          <table:table-cell table:style-name="ce32" table:number-columns-repeated="6"/>
          <table:table-cell table:style-name="ce65" table:number-columns-repeated="1016"/>
        </table:table-row>
        <table:table-row table:style-name="ro5">
          <table:table-cell table:style-name="ce19"/>
          <table:table-cell/>
          <table:table-cell table:style-name="ce33" table:number-columns-repeated="6"/>
          <table:table-cell table:style-name="ce66"/>
          <table:table-cell table:number-columns-repeated="1015"/>
        </table:table-row>
        <table:table-row table:style-name="ro5">
          <table:table-cell table:style-name="ce20"/>
          <table:table-cell table:style-name="ce24"/>
          <table:table-cell table:style-name="ce20" table:number-columns-repeated="6"/>
          <table:table-cell table:style-name="ce58" table:number-columns-repeated="1016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 table:number-columns-repeated="2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/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14"/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21"/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/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5"/>
        </table:table-row>
        <table:table-row table:style-name="ro5" table:number-rows-repeated="3">
          <table:table-cell table:style-name="ce13" table:number-columns-repeated="5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/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/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/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/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/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24"/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.00.0000</text:date>, <text:time style:data-style-name="N2" text:time-value="22:28:19.2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4-12-28T00:05:23.218000000</dc:date>
    <meta:editing-duration>PT22H16M16S</meta:editing-duration>
    <meta:editing-cycles>97</meta:editing-cycles>
    <meta:document-statistic meta:table-count="3" meta:cell-count="495" meta:object-count="0"/>
  </office:meta>
</office:document-meta>
</file>